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  <style:font-face style:name="Times" svg:font-family="Times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0e0e0"/>
    </style:style>
    <style:style style:name="P3" style:family="paragraph" style:parent-style-name="Standard">
      <style:paragraph-properties fo:margin-bottom="0.1667in"/>
      <style:text-properties style:font-name="Times" fo:font-size="12.0pt" fo:background-color="#e0e0e0"/>
    </style:style>
    <style:style style:name="T1" style:family="text">
      <style:text-properties fo:color="#052726"/>
    </style:style>
    <style:style style:name="T2" style:family="text">
      <style:text-properties fo:font-style="italic" fo:font-style-asian="italic" fo:font-style-complex="italic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21.03.19 02:57   |   <text:a xlink:type="simple" xlink:href="http://palinfo.habago.org/Entry?Command=Information_PrintForum#FORUM40407"><text:span text:style-name="T1">#</text:span></text:a></text:p>
      <text:p text:style-name="P2">“統獨”和“愛台灣”並不相干　　　陳真、李鑑慧</text:p>
      <text:p text:style-name="P2">　　--給台灣長老教會一封信</text:p>
      <text:p text:style-name="P2"/>
      <text:p text:style-name="P2"/>
      <text:p text:style-name="P2">如果我們真的想「愛台灣」，那最好就是讓台灣成為一個任何人都可以絲毫不畏懼地喊「我不愛台灣」的地方。</text:p>
      <text:p text:style-name="P2"/>
      <text:p text:style-name="P2"><text:s/></text:p>
      <text:p text:style-name="P2">陳真/李鑑慧 1999. 10. 1.</text:p>
      <text:p text:style-name="P2">原載南方電子報</text:p>
      <text:p text:style-name="P2"/>
      <text:p text:style-name="P3"><text:a xlink:type="simple" xlink:href="http://kinship.habago.org/archives/2005/12/08/15.24.00/"><text:span text:style-name="T2">http://kinship.habago.org/archives/2005/12/08/15.24.00/</text:span></text:a></text:p>
      <text:p text:style-name="P2"/>
      <text:p text:style-name="P2">公開信前言：</text:p>
      <text:p text:style-name="P2"/>
      <text:p text:style-name="P2">這封信寫了四個多月，只寄給長老教會機關報《台灣教會公報》，他們沒有登，也沒有任何回應，這我們不介意，因為我們當初本就不願對「外界」太過於公開，怕讓長老教會遭受不必要的誤解和傷害。但是，四個多月來，我們慢慢發現，這個顧慮顯然是多餘的。</text:p>
      <text:p text:style-name="P2"/>
      <text:p text:style-name="P2">因為，長老教會似乎已經「強壯」得像個巨人，「偉大」得如公報所經常自稱的「先知」，我們兩位普通人，如何可能「傷害」得了巨人和先知？所以，我們決定要以自己私人的「小眾傳播」方式「公開」這封信。</text:p>
      <text:p text:style-name="P2"/>
      <text:p text:style-name="P2">觀察這四個多月來，長老教會所屬系統（包括「公報」等等）之「配合」總統選舉的種種作為，甚至讓我們懷疑寫這樣一封公開信，是否都已經是多餘的了。</text:p>
      <text:p text:style-name="P2"/>
      <text:p text:style-name="P2">必須一提的是，本信寫就多時，內容有點「脫節」，但我們不想再補寫更為「變本加厲」的現象，因為現象本身只是枝節，不是重點；我們並不是要指責任何特定個人或特定行為，而只是希望長老教會能明白一個簡單的道理：「曾經『正義』的，並不保證永遠是『正義』。」</text:p>
      <text:p text:style-name="P2"/>
      <text:p text:style-name="P2">長老教會本身是不是「迷失」了，其實也不是我們所關心的，我們想說的只有一句話：「看在蒼天份上，放台灣一條生路吧！」</text:p>
      <text:p text:style-name="P2"/>
      <text:p text:style-name="P2">本文：</text:p>
      <text:p text:style-name="P2"/>
      <text:p text:style-name="P2">要談長老教會或其公報的「好」，恐怕需要較長篇幅，略過不提，但要談它的「問題」，卻比較容易，只是，礙於長久以來和長老教會及公報的良好淵源，使我們一直隱忍不發。</text:p>
      <text:p text:style-name="P2"/>
      <text:p text:style-name="P2">在徐敏雄先生投書（公報2482期第14版）出現前，做為《教會公報》的長期讀者，我們就想寫一些和他類似的看法，簡單說就是：「在政治實務上，教會公報有失公平報導原則。」但很遺憾，《公報》斷然否認了徐先生的批評（同上出處）。</text:p>
      <text:p text:style-name="P2"/>
      <text:p text:style-name="P2">「平衡報導」 是世俗遊戲規則之一，當然不是什麼「真理」，《公報》做為長老教會機關報，有其宗教屬性，大可超越，不理人世規矩。但是，一個宗教機構之是否「言行一致」，事涉信仰，卻不能不理。如果《公報》確實認同「平衡報導原則」，就應切實遵守，而不是講一套做一套。</text:p>
      <text:p text:style-name="P2"/>
      <text:p text:style-name="P2">即使現實政治人事物仍如往昔一般「好壞二分」，清清楚楚，即使真的是這樣，那麼，一面倒地捧「好人好事好黨」（真的好嗎？），同時又一面倒地「罵壞人壞事壞黨」（真的壞嗎？），也絕不是一種「正義」。更何況，多元社會裏，哪個政黨或政治人物或政治事件，是好是壞實在很難講。而且，以教會屬性，一面倒地為現實政治人事物、甚至為特定候選人背書、歌頌，不會太冒險了一點嗎？</text:p>
      <text:p text:style-name="P2"/>
      <text:p text:style-name="P2">「愛台灣」，似乎快變成一種可怕的咒語（至少我們有這種強烈感覺），昔日被壓迫的，已經逐漸在「學習」如何壓迫人（而且好像還「學」得蠻快的）。其實，「愛台灣」有無「意義」（make sense），如何才算「愛」？等等，都是「有問題的」（problematic），而不是一種理所當然、顯而易見的「真理」。長老教會在信仰之外，實在無需再擁抱這樣一個容易被拿來壓迫少數一方的曖昧唯心口號。</text:p>
      <text:p text:style-name="P2">「統獨」和「愛台灣」，在概念上是完全不相干的兩件事。掌握權勢的「有力者」，永遠會把自己的任何行為「連結」到偉大口號上。歷史上有哪一場戰爭或侵略屠殺不是以「愛」或「正義」之名？蔣家過去幾時又講過它不愛台灣？誰會笨到擺明就是要幹壞事？《公報》經常宣示 「要為無力者、為愛台灣的行動發聲」，問題是：誰來「決定」哪些行動是「愛台灣」？難道不是只有「有力者」才有這個「定義權」嗎？</text:p>
      <text:p text:style-name="P2"/>
      <text:p text:style-name="P2">台灣社會該管的不管，似乎只要有力有錢，儘可為所欲為，不但山林可以任意挖，連人可以當奴隸使用；但是，不該管的卻拼命想管。如今各路「有力人士」居然想管起眾人心靈狀態的「正確性」來，一下什麼「心靈改革」，一下又是「愛台灣」，為害之烈，恐怕遠勝沒有人當真的「反攻大陸解救同胞」口號。</text:p>
      <text:p text:style-name="P2"/>
      <text:p text:style-name="P2">尤有甚者，在這個口號下，往往動輒歧視中國人之貧窮，侮辱中華文化，這種行徑，令人尤為不齒。</text:p>
      <text:p text:style-name="P2"/>
      <text:p text:style-name="P2">以為「台獨」、「本土」、「自稱台灣人」就「必然」是「愛台灣」，根本只是一種自欺欺人的妄想，只是挑起人際之間無謂的衝突與憤恨。即使那些行為真的就叫做「愛台灣」，那麼，「不想愛台灣」或不想「以『這種』方式愛台灣」的人，也應該永遠都能保有同樣愉悅的自由而不會被「另眼相看」，更完全不需要被任何人「容忍」，因為這根本沒有錯。</text:p>
      <text:p text:style-name="P2"/>
      <text:p text:style-name="P2">如果我們真的想「愛台灣」，那最好就是讓台灣成為一個任何人都可以絲毫不畏懼地喊「我不愛台灣」的地方。</text:p>
      <text:p text:style-name="P2"/>
      <text:p text:style-name="P2">「概念」和「實務」是兩個不同「層次」的東西，就好比說一個經濟學家在現實生活上不一定要很會「殺價」一樣，不應混淆這兩個不同層面，不應把一些概念性的東西變成一種口號，變成一種行為指南。</text:p>
      <text:p text:style-name="P2"/>
      <text:p text:style-name="P2">我們對長老教會的具體建議是這樣：</text:p>
      <text:p text:style-name="P2"/>
      <text:p text:style-name="P2">「《教會公報》或長老教會本身，應多談『信仰概念』，盡量謹慎地在『政治實務』上做出評斷與指導，要相信人們自己做決定的智慧以及承擔錯誤的能力和勇氣，永遠不要想當眾人現實世界的『思想或道德導師』，不要鼓吹任何曖昧口號，比如『愛台灣』。這些口號都是很危險的。」</text:p>
      <text:p text:style-name="P2"/>
      <text:p text:style-name="P2">生活極度忙碌而單純，三更燈火五更雞，我們不是吃飽沒事亂寫心得建言。出於過去經歷，我們的朋友大部份是「目前」屬於「愛台灣」這一邊的。此信一公開，不知又要招惹多少誤解。但是，我們還是想說：「如果『愛台灣』就是『多壓少、強欺弱、獨斷反智、道德狂熱、敵我二分』這麼一回事，我們要用生命去抵抗『愛台灣』這件事！」。</text:p>
      <text:p text:style-name="P2"/>
      <text:p text:style-name="P2">天災難抗，人禍可免。肺腑忠言，盼深思。</text:p>
      <text:p text:style-name="P2"/>
      <text:p text:style-name="P2">陳真/李鑑慧 敬上1999. 10. 1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